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74b" officeooo:paragraph-rsid="001b874b"/>
    </style:style>
    <style:style style:name="P2" style:family="paragraph" style:parent-style-name="Standard">
      <style:text-properties officeooo:paragraph-rsid="001b874b"/>
    </style:style>
    <style:style style:name="P3" style:family="paragraph" style:parent-style-name="Standard">
      <style:text-properties fo:color="#000000" officeooo:rsid="001b874b" officeooo:paragraph-rsid="001b874b" fo:background-color="#ffff00"/>
    </style:style>
    <style:style style:name="P4" style:family="paragraph" style:parent-style-name="Standard">
      <style:text-properties fo:color="#000000" officeooo:rsid="001b874b" officeooo:paragraph-rsid="00237d6e" fo:background-color="#ffff00"/>
    </style:style>
    <style:style style:name="P5" style:family="paragraph" style:parent-style-name="Standard">
      <style:text-properties fo:color="#000000" officeooo:rsid="001b874b" officeooo:paragraph-rsid="002547d3" fo:background-color="#ffff00"/>
    </style:style>
    <style:style style:name="P6" style:family="paragraph" style:parent-style-name="Standard">
      <style:text-properties officeooo:rsid="001b874b" officeooo:paragraph-rsid="001b874b" fo:background-color="#ffff00"/>
    </style:style>
    <style:style style:name="P7" style:family="paragraph" style:parent-style-name="Standard">
      <style:text-properties officeooo:rsid="001b89bf" officeooo:paragraph-rsid="001b89bf"/>
    </style:style>
    <style:style style:name="P8" style:family="paragraph" style:parent-style-name="Standard">
      <style:text-properties officeooo:paragraph-rsid="001b89bf"/>
    </style:style>
    <style:style style:name="P9" style:family="paragraph" style:parent-style-name="Standard">
      <style:text-properties fo:language="en" fo:country="US" officeooo:rsid="001b89bf" officeooo:paragraph-rsid="001b89bf"/>
    </style:style>
    <style:style style:name="P10" style:family="paragraph" style:parent-style-name="Standard">
      <style:text-properties fo:language="en" fo:country="US" officeooo:rsid="001b89bf" officeooo:paragraph-rsid="00237d6e"/>
    </style:style>
    <style:style style:name="P11" style:family="paragraph" style:parent-style-name="Standard">
      <style:text-properties fo:language="en" fo:country="US" officeooo:rsid="001ccdbf" officeooo:paragraph-rsid="001ccdbf"/>
    </style:style>
    <style:style style:name="P12" style:family="paragraph" style:parent-style-name="Standard">
      <style:text-properties fo:language="en" fo:country="US" officeooo:rsid="001ccdbf" officeooo:paragraph-rsid="002547d3"/>
    </style:style>
    <style:style style:name="P13" style:family="paragraph" style:parent-style-name="Standard">
      <style:text-properties fo:language="en" fo:country="US" officeooo:paragraph-rsid="001ec9c7"/>
    </style:style>
    <style:style style:name="P14" style:family="paragraph" style:parent-style-name="Standard">
      <style:text-properties fo:language="en" fo:country="US" officeooo:paragraph-rsid="00208275"/>
    </style:style>
    <style:style style:name="P15" style:family="paragraph" style:parent-style-name="Standard">
      <style:text-properties fo:language="en" fo:country="US" officeooo:rsid="00224f46" officeooo:paragraph-rsid="00224f46"/>
    </style:style>
    <style:style style:name="P16" style:family="paragraph" style:parent-style-name="Standard">
      <style:text-properties fo:language="en" fo:country="US" officeooo:rsid="00224f46" officeooo:paragraph-rsid="002547d3"/>
    </style:style>
    <style:style style:name="P17" style:family="paragraph" style:parent-style-name="Standard">
      <style:text-properties fo:language="en" fo:country="US" officeooo:paragraph-rsid="00237d6e"/>
    </style:style>
    <style:style style:name="P18" style:family="paragraph" style:parent-style-name="Standard">
      <style:text-properties fo:language="en" fo:country="US" officeooo:rsid="0024ff94" officeooo:paragraph-rsid="0024ff94"/>
    </style:style>
    <style:style style:name="P19" style:family="paragraph" style:parent-style-name="Standard">
      <style:text-properties fo:language="en" fo:country="US" officeooo:paragraph-rsid="0024ff94"/>
    </style:style>
    <style:style style:name="P20" style:family="paragraph" style:parent-style-name="Standard">
      <style:text-properties fo:language="en" fo:country="US" officeooo:rsid="002547d3" officeooo:paragraph-rsid="002547d3"/>
    </style:style>
    <style:style style:name="P21" style:family="paragraph" style:parent-style-name="Standard">
      <style:text-properties officeooo:paragraph-rsid="002547d3"/>
    </style:style>
    <style:style style:name="T1" style:family="text">
      <style:text-properties officeooo:rsid="001b874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b89bf"/>
    </style:style>
    <style:style style:name="T4" style:family="text">
      <style:text-properties fo:language="en" fo:country="US" officeooo:rsid="001b874b"/>
    </style:style>
    <style:style style:name="T5" style:family="text">
      <style:text-properties fo:language="en" fo:country="US" officeooo:rsid="001ec9c7"/>
    </style:style>
    <style:style style:name="T6" style:family="text">
      <style:text-properties fo:language="en" fo:country="US" officeooo:rsid="001fa33b"/>
    </style:style>
    <style:style style:name="T7" style:family="text">
      <style:text-properties fo:language="en" fo:country="US" officeooo:rsid="0026d894"/>
    </style:style>
    <style:style style:name="T8" style:family="text">
      <style:text-properties officeooo:rsid="001b89bf"/>
    </style:style>
    <style:style style:name="T9" style:family="text">
      <style:text-properties officeooo:rsid="001ec9c7"/>
    </style:style>
    <style:style style:name="T10" style:family="text">
      <style:text-properties officeooo:rsid="00208275"/>
    </style:style>
    <style:style style:name="T11" style:family="text">
      <style:text-properties officeooo:rsid="00224f46"/>
    </style:style>
    <style:style style:name="T12" style:family="text">
      <style:text-properties officeooo:rsid="00237d6e"/>
    </style:style>
    <style:style style:name="T13" style:family="text">
      <style:text-properties officeooo:rsid="0024e111"/>
    </style:style>
    <style:style style:name="T14" style:family="text">
      <style:text-properties officeooo:rsid="0024ff94"/>
    </style:style>
    <style:style style:name="T15" style:family="text">
      <style:text-properties officeooo:rsid="002547d3"/>
    </style:style>
    <style:style style:name="T16" style:family="text">
      <style:text-properties fo:color="#000000" officeooo:rsid="001b874b" fo:background-color="#ffff00" loext:char-shading-value="0"/>
    </style:style>
    <style:style style:name="T17" style:family="text">
      <style:text-properties fo:color="#000000" officeooo:rsid="002547d3" fo:background-color="#ffff00" loext:char-shading-value="0"/>
    </style:style>
    <style:style style:name="T18" style:family="text">
      <style:text-properties officeooo:rsid="0026d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lide 1</text:p>
      <text:p text:style-name="P1">For most people around the world, middle east and northern <text:span text:style-name="T8">A</text:span>frica is a set of same looking countries gathering people acting and looking the same way.</text:p>
      <text:p text:style-name="P1">However, as an <text:span text:style-name="T8">A</text:span>lgerian <text:span text:style-name="T9">citizen</text:span>, I can definit<text:span text:style-name="T8">e</text:span>ly say that at least one of this countries escape to this stereotypes: <text:s/>and this country, my country is Algeria.</text:p>
      <text:p text:style-name="P3"/>
      <text:p text:style-name="P3">New slide: 2</text:p>
      <text:p text:style-name="P2"><text:span text:style-name="T1">Algeria is a very young country. <text:s text:c="2"/>It was born in 1962 after </text:span><text:bookmark text:name="result_box"/><text:span text:style-name="T2">gaining independence from France.</text:span></text:p>
      <text:p text:style-name="P1"><text:span text:style-name="T2">Despite </text:span><text:span text:style-name="T5">this very short lifetime</text:span><text:span text:style-name="T2">, Algeria has a very rich and interesting history, made of huge successes and painful failures. <text:s/></text:span><text:span text:style-name="T3">And thanks to a very young population and a huge amount of natural resources, Algeria became an important and influent member </text:span><text:span text:style-name="T7">of</text:span><text:span text:style-name="T3"> the northern </text:span><text:span text:style-name="T5">A</text:span><text:span text:style-name="T3">frica and the middle east.</text:span></text:p>
      <text:p text:style-name="P1"/>
      <text:p text:style-name="P3">New slide: 3</text:p>
      <text:p text:style-name="P8"><text:span text:style-name="T4">Thus, </text:span><text:span text:style-name="T3">Algeria is an inescapable country struggled by economical, </text:span><text:bookmark text:name="result_box1"/><text:span text:style-name="T2">geostrategic</text:span><text:span text:style-name="T3"> and political issues.</text:span></text:p>
      <text:p text:style-name="P9">However, Algeria relies on a strong history and a population looking forward.</text:p>
      <text:p text:style-name="P7"/>
      <text:p text:style-name="P4">New slide: <text:span text:style-name="T12">4</text:span></text:p>
      <text:p text:style-name="P10">As you can see on this map, Algeria is <text:span text:style-name="T18">situated</text:span> in the middle of the <text:span text:style-name="T18">earth</text:span>. <text:span text:style-name="T9">Its a crossing point for some very attended paths</text:span>:</text:p>
      <text:p text:style-name="P8"><text:span text:style-name="T5">So </text:span><text:span text:style-name="T6">A</text:span><text:span text:style-name="T5">lgeria is </text:span><text:span text:style-name="T3">a </text:span><text:bookmark text:name="result_box3"/><text:span text:style-name="T2">gateway for Africa</text:span><text:span text:style-name="T3">, for middle east. <text:s/>Its only one see far from Europe, and only one ocean far from America.</text:span></text:p>
      <text:p text:style-name="P13"><text:span text:style-name="T8">For all this reasons, Algeria has often been the target of many population movements. <text:s/>Which explains the </text:span><text:bookmark text:name="result_box2"/>coexistence <text:span text:style-name="T9">of so many different languages and cultures on the Algerian floor.</text:span></text:p>
      <text:p text:style-name="P21"/>
      <text:p text:style-name="P21"><text:span text:style-name="T16">New slide: </text:span><text:span text:style-name="T17">5</text:span></text:p>
      <text:p text:style-name="P12">Algeria is also known for its natural resources. <text:s/>It's <text:span text:style-name="T13">one of the</text:span> most important oil and ga<text:span text:style-name="T11">s</text:span> producer <text:span text:style-name="T11">in the world</text:span>. <text:s text:c="2"/>And as you probably know oil prices has a deep impact on the world economy. Thus, the most influent countries in the world and the wealthiest international oil companies are constantly trying to influence and control the Algerian policies. <text:s text:c="2"/><text:span text:style-name="T10">And that's one of the main reasons to the massive corruption that knows the country.</text:span></text:p>
      <text:p text:style-name="P11"/>
      <text:p text:style-name="P17"><text:span text:style-name="T10">This natural resources are taking such an importance in the Algerian policies that in 2013, the incomes of the country were for more than 90% created by the oil and gas commerce. <text:s text:c="2"/>And this economical dependency makes the Algerian </text:span><text:bookmark text:name="result_box5"/>quality of life<text:bookmark text:name="result_box4"/> <text:span text:style-name="T10">weak facing the </text:span>fluctuations in oil prices.</text:p>
      <text:p text:style-name="P14"/>
      <text:p text:style-name="P15"/>
      <text:p text:style-name="P5">New slide: <text:span text:style-name="T15">6</text:span></text:p>
      <text:p text:style-name="P16">Despite all this economical and social issues, Algeria may relay<text:span text:style-name="T14"> on many social and cultural advantages:</text:span></text:p>
      <text:p text:style-name="P20">First of all</text:p>
      <text:p text:style-name="P15"/>
      <text:p text:style-name="P15">For instance, Algeria is the country that has welcomed the most war refugees in the world <text:span text:style-name="T13">for the last 20 years</text:span>. <text:s/>And the figures are really amazing. <text:s/>For the last 3 years, Algeria has for instance welcomed more than 50 thousands <text:span text:style-name="T12">of </text:span>Syrian refugees and more the 10 thousands Malian refugees.</text:p>
      <text:p text:style-name="P15"/>
      <text:p text:style-name="P15"/>
      <text:p text:style-name="P20">This pictures summaries the algerian society much better than any speech.</text:p>
      <text:p text:style-name="P18">- Modern and high buildings on the second stage, and traditional houses on the first.</text:p>
      <text:p text:style-name="P19"><text:span text:style-name="T14">- Very rich and </text:span><text:bookmark text:name="result_box6"/>Well maintained <text:span text:style-name="T14">towns on the first stage, opposed to poor towns on the second.</text:span></text:p>
      <text:p text:style-name="P19"><text:span text:style-name="T14">And of course, bellow all this, the industrial harbor which represents the oil and gas which </text:span><text:bookmark text:name="result_box7"/>overhang<text:span text:style-name="T14">s every thing in Alge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10-15T10:26:30.860433011</meta:creation-date>
    <dc:date>2015-11-05T18:42:55.202481278</dc:date>
    <dc:creator>kassuskley </dc:creator>
    <meta:editing-duration>PT40M42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24" meta:word-count="497" meta:character-count="2897" meta:non-whitespace-character-count="2409"/>
  </office:meta>
</office:document-meta>
</file>